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D0000005D5AA6CD8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style:font-name="Verdana1" fo:font-size="14pt" fo:font-weight="bold" style:font-size-asian="14pt" style:font-weight-asian="bold" style:font-size-complex="14pt" style:font-weight-complex="bold"/>
    </style:style>
    <style:style style:name="P3" style:family="paragraph" style:parent-style-name="Header">
      <style:text-properties style:font-name="Verdana1" fo:font-size="14pt" style:font-size-asian="14pt" style:font-size-complex="14pt"/>
    </style:style>
    <style:style style:name="P4" style:family="paragraph" style:parent-style-name="Header">
      <style:paragraph-properties fo:text-align="end" style:justify-single-word="false" fo:padding="0cm" fo:border-left="none" fo:border-right="none" fo:border-top="none" fo:border-bottom="0.06pt solid #000000" style:shadow="none"/>
      <style:text-properties style:font-name="Verdana1" fo:font-size="14pt" style:font-size-asian="14pt" style:font-size-complex="14pt"/>
    </style:style>
    <style:style style:name="P5" style:family="paragraph" style:parent-style-name="Footer">
      <style:paragraph-properties fo:padding="0cm" fo:border-left="none" fo:border-right="none" fo:border-top="0.06pt solid #000000" fo:border-bottom="none" style:shadow="none"/>
      <style:text-properties style:font-name="Verdana1" fo:font-size="8pt" style:font-size-asian="8pt" style:font-size-complex="8pt"/>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Heading_20_2">
      <style:text-properties fo:font-style="italic" fo:font-weight="bold" style:font-style-asian="italic" style:font-weight-asian="bold" style:font-style-complex="italic" style:font-weight-complex="bold"/>
    </style:style>
    <style:style style:name="P8" style:family="paragraph" style:parent-style-name="Text_20_body" style:list-style-name="L1"/>
    <style:style style:name="T1" style:family="text">
      <style:text-properties style:font-name="Verdana1" fo:font-size="14pt" fo:font-weight="bold" style:font-size-asian="14pt" style:font-weight-asian="bold" style:font-size-complex="14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Summary</text:h>
      <text:p text:style-name="P6">This set of exercises comes in two parts. In the first, we'll look at adding a user model with authentication to our sample application, so you can restrict who's allowed to carry out certain actions. In the second part, we'll see what effect some common attacks have, and see how easy it is to protect against them.</text:p>
      <text:h text:style-name="Heading_20_2" text:outline-level="2">Setup</text:h>
      <text:p text:style-name="Text_20_body">Make sure you're up to date on the code we created in the last set of exercises. Go to your repository folder in a terminal window and type <text:span text:style-name="T2">git checkout session_four</text:span> to get all the code from session four. Copy this code, in the correct folders, across to your working folders.</text:p>
      <text:h text:style-name="Heading_20_2" text:outline-level="2">Steps</text:h>
      <text:list xml:id="list957267757" text:style-name="L1">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199cm" fo:margin-bottom="0.199cm" fo:line-height="100%" style:shadow="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2" style:display-name="Heading 2" style:family="paragraph" style:parent-style-name="Heading" style:next-style-name="Text_20_body" style:default-outline-level="2" style:class="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Verdana1" fo:font-size="14pt" fo:font-weight="bold" style:font-size-asian="14pt" style:font-weight-asian="bold" style:font-size-complex="14pt" style:font-weight-complex="bold"/>
    </style:style>
    <style:style style:name="MP3" style:family="paragraph" style:parent-style-name="Header">
      <style:text-properties style:font-name="Verdana1" fo:font-size="14pt" style:font-size-asian="14pt" style:font-size-complex="14pt"/>
    </style:style>
    <style:style style:name="MP4" style:family="paragraph" style:parent-style-name="Header">
      <style:paragraph-properties fo:text-align="end" style:justify-single-word="false" fo:padding="0cm" fo:border-left="none" fo:border-right="none" fo:border-top="none" fo:border-bottom="0.06pt solid #000000" style:shadow="none"/>
      <style:text-properties style:font-name="Verdana1" fo:font-size="14pt" style:font-size-asian="14pt" style:font-size-complex="14pt"/>
    </style:style>
    <style:style style:name="MP5" style:family="paragraph" style:parent-style-name="Footer">
      <style:paragraph-properties fo:padding="0cm" fo:border-left="none" fo:border-right="none" fo:border-top="0.06pt solid #000000" fo:border-bottom="none" style:shadow="none"/>
      <style:text-properties style:font-name="Verdana1" fo:font-size="8pt" style:font-size-asian="8pt" style:font-size-complex="8pt"/>
    </style:style>
    <style:style style:name="MT1" style:family="text">
      <style:text-properties style:font-name="Verdana1" fo:font-size="14pt" fo:font-weight="bold"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paragraph" svg:x="-0.071cm" svg:y="0cm" svg:width="3.411cm" svg:height="2.249cm" draw:z-index="0"><draw:image xlink:href="Pictures/100000000000008D0000005D5AA6CD80.jpg" xlink:type="simple" xlink:show="embed" xlink:actuate="onLoad"/></draw:frame><text:tab/><text:span text:style-name="MT1">XML Summer School 2012</text:span></text:p>
        <text:p text:style-name="MP2">Practical Web Applications</text:p>
        <text:p text:style-name="MP3"/>
        <text:p text:style-name="MP4"><text:tab/>Exercise 5</text:p>
      </style:header>
      <style:footer>
        <text:p text:style-name="MP5">XML Summer School 2012<text:tab/>Practical Web Applications<text:tab/>Exercise 5</text:p>
        <text:p text:style-name="MP5">Copyright Lauren Wood, Matt Patterson, Norm Walsh, Paul Downey CC-BY-NC-SA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Chelsom</meta:initial-creator>
    <meta:creation-date>2009-08-13T16:04:39</meta:creation-date>
    <dc:date>2012-09-12T16:09:27</dc:date>
    <dc:creator>Lauren </dc:creator>
    <meta:editing-duration>P2DT22H16M59S</meta:editing-duration>
    <meta:editing-cycles>54</meta:editing-cycles>
    <meta:generator>LibreOffice/3.5$MacOSX_x86 LibreOffice_project/e0fbe70-dcba98b-297ab39-994e618-0f858f0</meta:generator>
    <meta:printed-by>John Chelsom</meta:printed-by>
    <meta:print-date>2009-09-17T11:27:06</meta:print-date>
    <meta:document-statistic meta:table-count="0" meta:image-count="1" meta:object-count="0" meta:page-count="1" meta:paragraph-count="10" meta:word-count="140" meta:character-count="807" meta:non-whitespace-character-count="675"/>
  </office:meta>
</office:document-meta>
</file>